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ER" table:style-name="ta1">
        <table:shapes>
          <draw:frame draw:z-index="0" draw:style-name="gr1" draw:text-style-name="P1" svg:width="453.83pt" svg:height="255.37pt" svg:x="490.68pt" svg:y="20.49pt">
            <loext:p draw:notify-on-update-of-ranges="NER.A4:NER.A18 NER.D2:NER.D3 NER.D4:NER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.37pt" svg:x="502.3pt" svg:y="291.86pt">
            <loext:p draw:notify-on-update-of-ranges="NER.A4:NER.A18 NER.E2:NER.E3 NER.E4:NER.E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NER: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<text:s/>it </text:p>
          </table:table-cell>
          <table:table-cell office:value-type="string" calcext:value-type="string">
            <text:p><text:s text:c="2"/>loss <text:s/></text:p>
          </table:table-cell>
          <table:table-cell office:value-type="string" calcext:value-type="string">
            <text:p><text:s/>time (s) </text:p>
          </table:table-cell>
          <table:table-cell office:value-type="string" calcext:value-type="string">
            <text:p><text:s/>dev_loss </text:p>
          </table:table-cell>
          <table:table-cell table:style-name="Default" office:value-type="string" calcext:value-type="string">
            <text:p><text:s/>dev_acc 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27" calcext:value-type="float">
            <text:p>0.3627</text:p>
          </table:table-cell>
          <table:table-cell office:value-type="float" office:value="6.64792" calcext:value-type="float">
            <text:p>6.64792</text:p>
          </table:table-cell>
          <table:table-cell office:value-type="float" office:value="0.209687" calcext:value-type="float">
            <text:p>0.209687</text:p>
          </table:table-cell>
          <table:table-cell office:value-type="percentage" office:value="0.6267" calcext:value-type="percentage">
            <text:p>62.67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office:value-type="float" office:value="6.28306" calcext:value-type="float">
            <text:p>6.28306</text:p>
          </table:table-cell>
          <table:table-cell office:value-type="float" office:value="0.163252" calcext:value-type="float">
            <text:p>0.163252</text:p>
          </table:table-cell>
          <table:table-cell office:value-type="percentage" office:value="0.7366" calcext:value-type="percentage">
            <text:p>73.6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04" calcext:value-type="float">
            <text:p>0.0304</text:p>
          </table:table-cell>
          <table:table-cell office:value-type="float" office:value="7.7977" calcext:value-type="float">
            <text:p>7.7977</text:p>
          </table:table-cell>
          <table:table-cell office:value-type="float" office:value="0.168264" calcext:value-type="float">
            <text:p>0.168264</text:p>
          </table:table-cell>
          <table:table-cell office:value-type="percentage" office:value="0.7544" calcext:value-type="percentage">
            <text:p>75.4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04" calcext:value-type="float">
            <text:p>0.0104</text:p>
          </table:table-cell>
          <table:table-cell office:value-type="float" office:value="7.79135" calcext:value-type="float">
            <text:p>7.79135</text:p>
          </table:table-cell>
          <table:table-cell office:value-type="float" office:value="0.209048" calcext:value-type="float">
            <text:p>0.209048</text:p>
          </table:table-cell>
          <table:table-cell office:value-type="percentage" office:value="0.7472" calcext:value-type="percentage">
            <text:p>74.7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7" calcext:value-type="float">
            <text:p>0.0037</text:p>
          </table:table-cell>
          <table:table-cell office:value-type="float" office:value="6.803" calcext:value-type="float">
            <text:p>6.803</text:p>
          </table:table-cell>
          <table:table-cell office:value-type="float" office:value="0.229601" calcext:value-type="float">
            <text:p>0.229601</text:p>
          </table:table-cell>
          <table:table-cell office:value-type="percentage" office:value="0.7555" calcext:value-type="percentage">
            <text:p>75.55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4" calcext:value-type="float">
            <text:p>0.0014</text:p>
          </table:table-cell>
          <table:table-cell office:value-type="float" office:value="6.71072" calcext:value-type="float">
            <text:p>6.71072</text:p>
          </table:table-cell>
          <table:table-cell office:value-type="float" office:value="0.242951" calcext:value-type="float">
            <text:p>0.242951</text:p>
          </table:table-cell>
          <table:table-cell office:value-type="percentage" office:value="0.7563" calcext:value-type="percentage">
            <text:p>75.6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6" calcext:value-type="float">
            <text:p>0.0006</text:p>
          </table:table-cell>
          <table:table-cell office:value-type="float" office:value="6.63378" calcext:value-type="float">
            <text:p>6.63378</text:p>
          </table:table-cell>
          <table:table-cell office:value-type="float" office:value="0.250769" calcext:value-type="float">
            <text:p>0.250769</text:p>
          </table:table-cell>
          <table:table-cell office:value-type="percentage" office:value="0.7554" calcext:value-type="percentage">
            <text:p>75.5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4" calcext:value-type="float">
            <text:p>0.0004</text:p>
          </table:table-cell>
          <table:table-cell office:value-type="float" office:value="6.42449" calcext:value-type="float">
            <text:p>6.42449</text:p>
          </table:table-cell>
          <table:table-cell office:value-type="float" office:value="0.256174" calcext:value-type="float">
            <text:p>0.256174</text:p>
          </table:table-cell>
          <table:table-cell office:value-type="percentage" office:value="0.7579" calcext:value-type="percentage">
            <text:p>75.79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" calcext:value-type="float">
            <text:p>0.0002</text:p>
          </table:table-cell>
          <table:table-cell office:value-type="float" office:value="6.92315" calcext:value-type="float">
            <text:p>6.92315</text:p>
          </table:table-cell>
          <table:table-cell office:value-type="float" office:value="0.269669" calcext:value-type="float">
            <text:p>0.269669</text:p>
          </table:table-cell>
          <table:table-cell office:value-type="percentage" office:value="0.7583" calcext:value-type="percentage">
            <text:p>75.8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" calcext:value-type="float">
            <text:p>0.0002</text:p>
          </table:table-cell>
          <table:table-cell office:value-type="float" office:value="6.70625" calcext:value-type="float">
            <text:p>6.70625</text:p>
          </table:table-cell>
          <table:table-cell office:value-type="float" office:value="0.273496" calcext:value-type="float">
            <text:p>0.273496</text:p>
          </table:table-cell>
          <table:table-cell office:value-type="percentage" office:value="0.7556" calcext:value-type="percentage">
            <text:p>75.5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6.47088" calcext:value-type="float">
            <text:p>6.47088</text:p>
          </table:table-cell>
          <table:table-cell office:value-type="float" office:value="0.279525" calcext:value-type="float">
            <text:p>0.279525</text:p>
          </table:table-cell>
          <table:table-cell office:value-type="percentage" office:value="0.7597" calcext:value-type="percentage">
            <text:p>75.97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39748" calcext:value-type="float">
            <text:p>7.39748</text:p>
          </table:table-cell>
          <table:table-cell office:value-type="float" office:value="0.281136" calcext:value-type="float">
            <text:p>0.281136</text:p>
          </table:table-cell>
          <table:table-cell office:value-type="percentage" office:value="0.759" calcext:value-type="percentage">
            <text:p>75.9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6832" calcext:value-type="float">
            <text:p>7.6832</text:p>
          </table:table-cell>
          <table:table-cell office:value-type="float" office:value="0.291662" calcext:value-type="float">
            <text:p>0.291662</text:p>
          </table:table-cell>
          <table:table-cell office:value-type="percentage" office:value="0.7575" calcext:value-type="percentage">
            <text:p>75.75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9.20721" calcext:value-type="float">
            <text:p>9.20721</text:p>
          </table:table-cell>
          <table:table-cell office:value-type="float" office:value="0.28587" calcext:value-type="float">
            <text:p>0.28587</text:p>
          </table:table-cell>
          <table:table-cell office:value-type="percentage" office:value="0.7611" calcext:value-type="percentage">
            <text:p>76.11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.37559" calcext:value-type="float">
            <text:p>10.37559</text:p>
          </table:table-cell>
          <table:table-cell office:value-type="float" office:value="0.298411" calcext:value-type="float">
            <text:p>0.298411</text:p>
          </table:table-cell>
          <table:table-cell office:value-type="percentage" office:value="0.7596" calcext:value-type="percentage">
            <text:p>75.96%</text:p>
          </table:table-cell>
        </table:table-row>
      </table:table>
      <table:table table:name="POS" table:style-name="ta1">
        <table:shapes>
          <draw:frame draw:z-index="0" draw:style-name="gr1" draw:text-style-name="P1" svg:width="453.83pt" svg:height="255.37pt" svg:x="499.07pt" svg:y="21.12pt">
            <loext:p draw:notify-on-update-of-ranges="POS.A2:POS.A2 POS.A3:POS.A17 POS.D2:POS.D2 POS.D3:POS.D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8pt" svg:height="255.37pt" svg:x="491.33pt" svg:y="293.78pt">
            <loext:p draw:notify-on-update-of-ranges="POS.A2:POS.A2 POS.A3:POS.A17 POS.E2:POS.E2 POS.E3:POS.E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PO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<text:s/>it </text:p>
          </table:table-cell>
          <table:table-cell office:value-type="string" calcext:value-type="string">
            <text:p><text:s text:c="2"/>loss <text:s/></text:p>
          </table:table-cell>
          <table:table-cell office:value-type="string" calcext:value-type="string">
            <text:p><text:s/>time (s) </text:p>
          </table:table-cell>
          <table:table-cell office:value-type="string" calcext:value-type="string">
            <text:p><text:s/>dev_loss </text:p>
          </table:table-cell>
          <table:table-cell table:style-name="Default" office:value-type="string" calcext:value-type="string">
            <text:p><text:s/>dev_acc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9" calcext:value-type="float">
            <text:p>0.379</text:p>
          </table:table-cell>
          <table:table-cell office:value-type="float" office:value="45.07792" calcext:value-type="float">
            <text:p>45.07792</text:p>
          </table:table-cell>
          <table:table-cell office:value-type="float" office:value="0.20935" calcext:value-type="float">
            <text:p>0.20935</text:p>
          </table:table-cell>
          <table:table-cell office:value-type="percentage" office:value="0.9404" calcext:value-type="percentage">
            <text:p>94.0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98" calcext:value-type="float">
            <text:p>0.1198</text:p>
          </table:table-cell>
          <table:table-cell office:value-type="float" office:value="45.72526" calcext:value-type="float">
            <text:p>45.72526</text:p>
          </table:table-cell>
          <table:table-cell office:value-type="float" office:value="0.211775" calcext:value-type="float">
            <text:p>0.211775</text:p>
          </table:table-cell>
          <table:table-cell office:value-type="percentage" office:value="0.9472" calcext:value-type="percentage">
            <text:p>94.7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.081</text:p>
          </table:table-cell>
          <table:table-cell office:value-type="float" office:value="51.82927" calcext:value-type="float">
            <text:p>51.82927</text:p>
          </table:table-cell>
          <table:table-cell office:value-type="float" office:value="0.210925" calcext:value-type="float">
            <text:p>0.210925</text:p>
          </table:table-cell>
          <table:table-cell office:value-type="percentage" office:value="0.9489" calcext:value-type="percentage">
            <text:p>94.8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77" calcext:value-type="float">
            <text:p>0.0677</text:p>
          </table:table-cell>
          <table:table-cell office:value-type="float" office:value="53.32868" calcext:value-type="float">
            <text:p>53.32868</text:p>
          </table:table-cell>
          <table:table-cell office:value-type="float" office:value="0.24507" calcext:value-type="float">
            <text:p>0.24507</text:p>
          </table:table-cell>
          <table:table-cell office:value-type="percentage" office:value="0.948" calcext:value-type="percentage">
            <text:p>94.8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07" calcext:value-type="float">
            <text:p>0.0607</text:p>
          </table:table-cell>
          <table:table-cell office:value-type="float" office:value="50.92146" calcext:value-type="float">
            <text:p>50.92146</text:p>
          </table:table-cell>
          <table:table-cell office:value-type="float" office:value="0.230181" calcext:value-type="float">
            <text:p>0.230181</text:p>
          </table:table-cell>
          <table:table-cell office:value-type="percentage" office:value="0.9497" calcext:value-type="percentage">
            <text:p>94.9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59" calcext:value-type="float">
            <text:p>0.0559</text:p>
          </table:table-cell>
          <table:table-cell office:value-type="float" office:value="48.29473" calcext:value-type="float">
            <text:p>48.29473</text:p>
          </table:table-cell>
          <table:table-cell office:value-type="float" office:value="0.251986" calcext:value-type="float">
            <text:p>0.251986</text:p>
          </table:table-cell>
          <table:table-cell office:value-type="percentage" office:value="0.9495" calcext:value-type="percentage">
            <text:p>94.95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19" calcext:value-type="float">
            <text:p>0.0519</text:p>
          </table:table-cell>
          <table:table-cell office:value-type="float" office:value="47.03323" calcext:value-type="float">
            <text:p>47.03323</text:p>
          </table:table-cell>
          <table:table-cell office:value-type="float" office:value="0.262309" calcext:value-type="float">
            <text:p>0.262309</text:p>
          </table:table-cell>
          <table:table-cell office:value-type="percentage" office:value="0.9503" calcext:value-type="percentage">
            <text:p>95.03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93" calcext:value-type="float">
            <text:p>0.0493</text:p>
          </table:table-cell>
          <table:table-cell office:value-type="float" office:value="46.83377" calcext:value-type="float">
            <text:p>46.83377</text:p>
          </table:table-cell>
          <table:table-cell office:value-type="float" office:value="0.273777" calcext:value-type="float">
            <text:p>0.273777</text:p>
          </table:table-cell>
          <table:table-cell office:value-type="percentage" office:value="0.9504" calcext:value-type="percentage">
            <text:p>95.04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59" calcext:value-type="float">
            <text:p>0.0459</text:p>
          </table:table-cell>
          <table:table-cell office:value-type="float" office:value="44.13852" calcext:value-type="float">
            <text:p>44.13852</text:p>
          </table:table-cell>
          <table:table-cell office:value-type="float" office:value="0.268006" calcext:value-type="float">
            <text:p>0.268006</text:p>
          </table:table-cell>
          <table:table-cell office:value-type="percentage" office:value="0.9502" calcext:value-type="percentage">
            <text:p>95.02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45" calcext:value-type="float">
            <text:p>0.0445</text:p>
          </table:table-cell>
          <table:table-cell office:value-type="float" office:value="45.92436" calcext:value-type="float">
            <text:p>45.92436</text:p>
          </table:table-cell>
          <table:table-cell office:value-type="float" office:value="0.279312" calcext:value-type="float">
            <text:p>0.279312</text:p>
          </table:table-cell>
          <table:table-cell office:value-type="percentage" office:value="0.9496" calcext:value-type="percentage">
            <text:p>94.9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33" calcext:value-type="float">
            <text:p>0.0433</text:p>
          </table:table-cell>
          <table:table-cell office:value-type="float" office:value="47.83643" calcext:value-type="float">
            <text:p>47.83643</text:p>
          </table:table-cell>
          <table:table-cell office:value-type="float" office:value="0.293071" calcext:value-type="float">
            <text:p>0.293071</text:p>
          </table:table-cell>
          <table:table-cell office:value-type="percentage" office:value="0.9508" calcext:value-type="percentage">
            <text:p>95.08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15" calcext:value-type="float">
            <text:p>0.0415</text:p>
          </table:table-cell>
          <table:table-cell office:value-type="float" office:value="50.58059" calcext:value-type="float">
            <text:p>50.58059</text:p>
          </table:table-cell>
          <table:table-cell office:value-type="float" office:value="0.309709" calcext:value-type="float">
            <text:p>0.309709</text:p>
          </table:table-cell>
          <table:table-cell office:value-type="percentage" office:value="0.9499" calcext:value-type="percentage">
            <text:p>94.99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13" calcext:value-type="float">
            <text:p>0.0413</text:p>
          </table:table-cell>
          <table:table-cell office:value-type="float" office:value="47.97343" calcext:value-type="float">
            <text:p>47.97343</text:p>
          </table:table-cell>
          <table:table-cell office:value-type="float" office:value="0.303659" calcext:value-type="float">
            <text:p>0.303659</text:p>
          </table:table-cell>
          <table:table-cell office:value-type="percentage" office:value="0.951" calcext:value-type="percentage">
            <text:p>95.1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96" calcext:value-type="float">
            <text:p>0.0396</text:p>
          </table:table-cell>
          <table:table-cell office:value-type="float" office:value="46.78703" calcext:value-type="float">
            <text:p>46.78703</text:p>
          </table:table-cell>
          <table:table-cell office:value-type="float" office:value="0.314638" calcext:value-type="float">
            <text:p>0.314638</text:p>
          </table:table-cell>
          <table:table-cell office:value-type="percentage" office:value="0.9501" calcext:value-type="percentage">
            <text:p>95.01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84" calcext:value-type="float">
            <text:p>0.0384</text:p>
          </table:table-cell>
          <table:table-cell office:value-type="float" office:value="49.47961" calcext:value-type="float">
            <text:p>49.47961</text:p>
          </table:table-cell>
          <table:table-cell office:value-type="float" office:value="0.323295" calcext:value-type="float">
            <text:p>0.323295</text:p>
          </table:table-cell>
          <table:table-cell office:value-type="percentage" office:value="0.9502" calcext:value-type="percentage">
            <text:p>95.0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4:37:41.013649899</meta:creation-date>
    <dc:date>2017-12-08T16:53:10.965331502</dc:date>
    <meta:editing-duration>PT2H15M27S</meta:editing-duration>
    <meta:editing-cycles>8</meta:editing-cycles>
    <meta:generator>LibreOffice/5.1.6.2$Linux_X86_64 LibreOffice_project/10m0$Build-2</meta:generator>
    <meta:document-statistic meta:table-count="2" meta:cell-count="1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6.4cm" svg:y="0.316cm" chart:style-name="ch2">
          <text:p>NER DEV Loss</text:p>
        </chart:title>
        <chart:subtitle svg:x="6.202cm" svg:y="1.275cm" chart:style-name="ch3">
          <text:p>By Iteration Number</text:p>
        </chart:subtitle>
        <chart:plot-area chart:style-name="ch4" table:cell-range-address="NER.A4:NER.A18 NER.D2:NER.D18" chart:data-source-has-labels="both" svg:x="1.331cm" svg:y="2.138cm" svg:width="14.36cm" svg:height="5.711cm">
          <chartooo:coordinate-region svg:x="2.243cm" svg:y="2.338cm" svg:width="13.261cm" svg:height="4.864cm"/>
          <chart:axis chart:dimension="x" chart:name="primary-x" chart:style-name="ch5" chartooo:axis-type="auto">
            <chartooo:date-scale/>
            <chart:title svg:x="7.872cm" svg:y="8.029cm" chart:style-name="ch6">
              <text:p>iteration</text:p>
            </chart:title>
            <chart:categories table:cell-range-address="NER.A4:NER.A18"/>
            <chart:grid chart:style-name="ch7" chart:class="major"/>
          </chart:axis>
          <chart:axis chart:dimension="y" chart:name="primary-y" chart:style-name="ch5">
            <chart:title svg:x="0.451cm" svg:y="5.685cm" chart:style-name="ch8">
              <text:p>avg. loss</text:p>
            </chart:title>
            <chart:grid chart:style-name="ch7" chart:class="major"/>
          </chart:axis>
          <chart:series chart:style-name="ch9" chart:values-cell-range-address="NER.D4:NER.D18" chart:label-cell-address="NER.D2:NER.D3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  <text:list>
                  <text:list-item>
                    <text:p> dev_loss </text:p>
                  </text:list-item>
                  <text:list-item>
                    <text:p/>
                  </text:list-item>
                </text:list>
                <draw:g>
                  <svg:desc>NER.D2:NER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ER.A4:NER.A18</svg:desc>
                </draw:g>
              </table:table-cell>
              <table:table-cell office:value-type="float" office:value="0.209687">
                <text:p>0.209687</text:p>
                <draw:g>
                  <svg:desc>NER.D4:NER.D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63252">
                <text:p>0.1632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8264">
                <text:p>0.1682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09048">
                <text:p>0.2090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9601">
                <text:p>0.2296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42951">
                <text:p>0.2429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0769">
                <text:p>0.2507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6174">
                <text:p>0.2561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9669">
                <text:p>0.2696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3496">
                <text:p>0.2734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79525">
                <text:p>0.2795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1136">
                <text:p>0.2811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91662">
                <text:p>0.2916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587">
                <text:p>0.285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98411">
                <text:p>0.298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5.951cm" svg:y="0.316cm" chart:style-name="ch2">
          <text:p>NER DEV Accuracy</text:p>
        </chart:title>
        <chart:subtitle svg:x="6.202cm" svg:y="1.275cm" chart:style-name="ch3">
          <text:p>By Iteration Number</text:p>
        </chart:subtitle>
        <chart:plot-area chart:style-name="ch4" table:cell-range-address="NER.A4:NER.A18 NER.E2:NER.E18" chart:data-source-has-labels="both" svg:x="1.331cm" svg:y="2.138cm" svg:width="14.36cm" svg:height="5.711cm">
          <chartooo:coordinate-region svg:x="2.746cm" svg:y="2.338cm" svg:width="12.758cm" svg:height="4.865cm"/>
          <chart:axis chart:dimension="x" chart:name="primary-x" chart:style-name="ch5" chartooo:axis-type="auto">
            <chartooo:date-scale/>
            <chart:title svg:x="7.872cm" svg:y="8.029cm" chart:style-name="ch6">
              <text:p>iteration</text:p>
            </chart:title>
            <chart:categories table:cell-range-address="NER.A4:NER.A18"/>
            <chart:grid chart:style-name="ch7" chart:class="major"/>
          </chart:axis>
          <chart:axis chart:dimension="y" chart:name="primary-y" chart:style-name="ch8">
            <chart:title svg:x="0.451cm" svg:y="5.712cm" chart:style-name="ch9">
              <text:p>Accuracy</text:p>
            </chart:title>
            <chart:grid chart:style-name="ch7" chart:class="major"/>
          </chart:axis>
          <chart:series chart:style-name="ch10" chart:values-cell-range-address="NER.E4:NER.E18" chart:label-cell-address="NER.E2:NER.E3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  <text:list>
                  <text:list-item>
                    <text:p> dev_acc </text:p>
                  </text:list-item>
                  <text:list-item>
                    <text:p/>
                  </text:list-item>
                </text:list>
                <draw:g>
                  <svg:desc>NER.E2:NER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ER.A4:NER.A18</svg:desc>
                </draw:g>
              </table:table-cell>
              <table:table-cell office:value-type="float" office:value="0.6267">
                <text:p>0.6267</text:p>
                <draw:g>
                  <svg:desc>NER.E4:NER.E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544">
                <text:p>0.75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472">
                <text:p>0.74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555">
                <text:p>0.75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563">
                <text:p>0.75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54">
                <text:p>0.75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579">
                <text:p>0.75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83">
                <text:p>0.75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56">
                <text:p>0.75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97">
                <text:p>0.75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575">
                <text:p>0.75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611">
                <text:p>0.76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596">
                <text:p>0.7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6.4cm" svg:y="0.316cm" chart:style-name="ch2">
          <text:p>POS DEV Loss</text:p>
        </chart:title>
        <chart:subtitle svg:x="6.202cm" svg:y="1.275cm" chart:style-name="ch3">
          <text:p>By Iteration Number</text:p>
        </chart:subtitle>
        <chart:plot-area chart:style-name="ch4" table:cell-range-address="POS.A2:POS.A17 POS.D2:POS.D17" chart:data-source-has-labels="both" svg:x="1.331cm" svg:y="2.138cm" svg:width="14.36cm" svg:height="5.711cm">
          <chartooo:coordinate-region svg:x="2.243cm" svg:y="2.337cm" svg:width="13.261cm" svg:height="4.865cm"/>
          <chart:axis chart:dimension="x" chart:name="primary-x" chart:style-name="ch5" chartooo:axis-type="auto">
            <chartooo:date-scale/>
            <chart:title svg:x="7.872cm" svg:y="8.029cm" chart:style-name="ch6">
              <text:p>iteration</text:p>
            </chart:title>
            <chart:categories table:cell-range-address="POS.A3:POS.A17"/>
            <chart:grid chart:style-name="ch7" chart:class="major"/>
          </chart:axis>
          <chart:axis chart:dimension="y" chart:name="primary-y" chart:style-name="ch5">
            <chart:title svg:x="0.451cm" svg:y="5.685cm" chart:style-name="ch8">
              <text:p>avg. loss</text:p>
            </chart:title>
            <chart:grid chart:style-name="ch7" chart:class="major"/>
          </chart:axis>
          <chart:series chart:style-name="ch9" chart:values-cell-range-address="POS.D3:POS.D17" chart:label-cell-address="POS.D2:POS.D2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  <draw:g>
                  <svg:desc>POS.D2:POS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OS.A3:POS.A17</svg:desc>
                </draw:g>
              </table:table-cell>
              <table:table-cell office:value-type="float" office:value="0.20935">
                <text:p>0.20935</text:p>
                <draw:g>
                  <svg:desc>POS.D3:POS.D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11775">
                <text:p>0.2117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0925">
                <text:p>0.2109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4507">
                <text:p>0.245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0181">
                <text:p>0.2301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51986">
                <text:p>0.2519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2309">
                <text:p>0.2623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3777">
                <text:p>0.2737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8006">
                <text:p>0.2680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9312">
                <text:p>0.279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93071">
                <text:p>0.2930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09709">
                <text:p>0.3097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03659">
                <text:p>0.3036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14638">
                <text:p>0.3146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23295">
                <text:p>0.323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line" chart:style-name="ch1">
        <chart:title svg:x="5.951cm" svg:y="0.316cm" chart:style-name="ch2">
          <text:p>POS DEV Accuracy</text:p>
        </chart:title>
        <chart:subtitle svg:x="6.202cm" svg:y="1.275cm" chart:style-name="ch3">
          <text:p>By Iteration Number</text:p>
        </chart:subtitle>
        <chart:plot-area chart:style-name="ch4" table:cell-range-address="POS.A2:POS.A17 POS.E2:POS.E17" chart:data-source-has-labels="both" svg:x="1.331cm" svg:y="2.138cm" svg:width="14.359cm" svg:height="5.711cm">
          <chartooo:coordinate-region svg:x="2.746cm" svg:y="2.338cm" svg:width="12.757cm" svg:height="4.865cm"/>
          <chart:axis chart:dimension="x" chart:name="primary-x" chart:style-name="ch5" chartooo:axis-type="auto">
            <chartooo:date-scale/>
            <chart:title svg:x="7.871cm" svg:y="8.029cm" chart:style-name="ch6">
              <text:p>iteration</text:p>
            </chart:title>
            <chart:categories table:cell-range-address="POS.A3:POS.A17"/>
            <chart:grid chart:style-name="ch7" chart:class="major"/>
          </chart:axis>
          <chart:axis chart:dimension="y" chart:name="primary-y" chart:style-name="ch8">
            <chart:title svg:x="0.451cm" svg:y="5.698cm" chart:style-name="ch9">
              <text:p>accuracy</text:p>
            </chart:title>
            <chart:grid chart:style-name="ch7" chart:class="major"/>
          </chart:axis>
          <chart:series chart:style-name="ch10" chart:values-cell-range-address="POS.E3:POS.E17" chart:label-cell-address="POS.E2:POS.E2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  <draw:g>
                  <svg:desc>POS.E2:POS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OS.A3:POS.A17</svg:desc>
                </draw:g>
              </table:table-cell>
              <table:table-cell office:value-type="float" office:value="0.9404">
                <text:p>0.9404</text:p>
                <draw:g>
                  <svg:desc>POS.E3:POS.E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72">
                <text:p>0.947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89">
                <text:p>0.94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97">
                <text:p>0.94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95">
                <text:p>0.94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03">
                <text:p>0.95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04">
                <text:p>0.95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02">
                <text:p>0.95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496">
                <text:p>0.94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08">
                <text:p>0.95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499">
                <text:p>0.94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01">
                <text:p>0.95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02">
                <text:p>0.9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